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officeooo:rsid="000350a0"/>
    </style:style>
    <style:style style:name="P3" style:family="paragraph" style:parent-style-name="Standard">
      <style:text-properties style:text-underline-style="solid" style:text-underline-width="auto" style:text-underline-color="font-color" officeooo:rsid="000350a0" officeooo:paragraph-rsid="000350a0"/>
    </style:style>
    <style:style style:name="P4" style:family="paragraph" style:parent-style-name="Standard">
      <style:text-properties style:text-underline-style="solid" style:text-underline-width="auto" style:text-underline-color="font-color" officeooo:rsid="000350a0" officeooo:paragraph-rsid="00054542"/>
    </style:style>
    <style:style style:name="P5" style:family="paragraph" style:parent-style-name="Standard">
      <style:text-properties style:text-underline-style="none" officeooo:rsid="000350a0"/>
    </style:style>
    <style:style style:name="P6" style:family="paragraph" style:parent-style-name="Standard">
      <style:text-properties style:text-underline-style="none" officeooo:rsid="000350a0" officeooo:paragraph-rsid="000350a0"/>
    </style:style>
    <style:style style:name="P7" style:family="paragraph" style:parent-style-name="Standard">
      <style:text-properties style:text-underline-style="none" officeooo:rsid="000350a0" officeooo:paragraph-rsid="000352ed"/>
    </style:style>
    <style:style style:name="P8" style:family="paragraph" style:parent-style-name="Standard">
      <style:text-properties style:text-underline-style="none" officeooo:rsid="000350a0" officeooo:paragraph-rsid="00054542"/>
    </style:style>
    <style:style style:name="P9" style:family="paragraph" style:parent-style-name="Standard">
      <style:text-properties style:text-underline-style="none" officeooo:rsid="000352ed" officeooo:paragraph-rsid="000352ed"/>
    </style:style>
    <style:style style:name="P10" style:family="paragraph" style:parent-style-name="Standard">
      <style:text-properties style:text-underline-style="none" fo:font-weight="bold" officeooo:rsid="000350a0" officeooo:paragraph-rsid="000350a0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0350a0" officeooo:paragraph-rsid="000350a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350a0" officeooo:paragraph-rsid="00054542" style:font-weight-asian="normal" style:font-weight-complex="normal"/>
    </style:style>
    <style:style style:name="P13" style:family="paragraph" style:parent-style-name="Standard">
      <style:paragraph-properties fo:break-before="page"/>
      <style:text-properties style:text-underline-style="none" officeooo:rsid="000350a0" officeooo:paragraph-rsid="000350a0"/>
    </style:style>
    <style:style style:name="T1" style:family="text">
      <style:text-properties style:text-underline-style="none" officeooo:rsid="000350a0"/>
    </style:style>
    <style:style style:name="T2" style:family="text">
      <style:text-properties officeooo:rsid="000352ed"/>
    </style:style>
    <style:style style:name="T3" style:family="text">
      <style:text-properties officeooo:rsid="00054542"/>
    </style:style>
    <style:style style:name="T4" style:family="text">
      <style:text-properties officeooo:rsid="0006e0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st_av1_parse_color_config</text:p>
      <text:p text:style-name="Standard"/>
      <text:p text:style-name="Standard">seq_header→seq_profile</text:p>
      <text:p text:style-name="Standard"/>
      <text:p text:style-name="P1">gst_av1_parse_operating_parameters_info</text:p>
      <text:p text:style-name="Standard"/>
      <text:p text:style-name="Standard">seq_header→decoder_model_info.buffer_delay_length_minus_1</text:p>
      <text:p text:style-name="Standard"/>
      <text:p text:style-name="P1">gst_av1_parse_superres_params_compute_image_size</text:p>
      <text:p text:style-name="P1"/>
      <text:p text:style-name="P5">seq_header→enable_superres</text:p>
      <text:p text:style-name="P5"/>
      <text:p text:style-name="P2">gst_av1_parse_frame_size</text:p>
      <text:p text:style-name="P5"/>
      <text:p text:style-name="P5">seq_header→frame_width_bits_minus_1</text:p>
      <text:p text:style-name="P5">seq_header→frame_height_bits_minus_1</text:p>
      <text:p text:style-name="P5">seq_header→max_frame_width_minus_1</text:p>
      <text:p text:style-name="P5">seq_header→max_frame_heigth_minus_1</text:p>
      <text:p text:style-name="P5"/>
      <text:p text:style-name="P2">gst_av1_parse_quantization_params</text:p>
      <text:p text:style-name="P2"/>
      <text:p text:style-name="P5">color_config→num_planes</text:p>
      <text:p text:style-name="P5">color_config→separate_uv_delta_q</text:p>
      <text:p text:style-name="P5"/>
      <text:p text:style-name="P2">gst_av1_parse_segmentation_params</text:p>
      <text:p text:style-name="P2"/>
      <text:p text:style-name="P5">frame_header→primary_ref_frame</text:p>
      <text:p text:style-name="P5"/>
      <text:p text:style-name="P2">gst_av1_parse_tile_info</text:p>
      <text:p text:style-name="P5"/>
      <text:p text:style-name="P5">frame_header→mi_cols</text:p>
      <text:p text:style-name="P5">frame_header→mi_rows</text:p>
      <text:p text:style-name="P5">seq_header→use_128x128_superblock</text:p>
      <text:p text:style-name="P5"/>
      <text:p text:style-name="P2">gst_av1_parse_loop_filter_params</text:p>
      <text:p text:style-name="P2"/>
      <text:p text:style-name="P6">color_config→num_planes</text:p>
      <text:p text:style-name="P6"/>
      <text:p text:style-name="P3">gst_av1_parse_loop_filter_delta_params</text:p>
      <text:p text:style-name="P6"/>
      <text:p text:style-name="P6">frame_header→allow_intrabc</text:p>
      <text:p text:style-name="P6"/>
      <text:p text:style-name="P3">gst_av1_parse_cdef_params</text:p>
      <text:p text:style-name="P6"/>
      <text:p text:style-name="P6"/>
      <text:p text:style-name="P6">frame_header→coded_lossless</text:p>
      <text:p text:style-name="P6">frame_header→allow_intrabc</text:p>
      <text:p text:style-name="P6">seq_header→enable_cdef</text:p>
      <text:p text:style-name="P6">color_config→num_planes</text:p>
      <text:p text:style-name="P6"/>
      <text:p text:style-name="P6"/>
      <text:p text:style-name="P3">gst_av1_parse_loop_restoration_params</text:p>
      <text:p text:style-name="P6"/>
      <text:p text:style-name="P6">seq_header→enable_restoration</text:p>
      <text:p text:style-name="P6">seq_header→use_128x128_superblock</text:p>
      <text:p text:style-name="P6">color_config→num_planes</text:p>
      <text:p text:style-name="P6">color_config→subsampling_x</text:p>
      <text:p text:style-name="P6"><text:soft-page-break/>color_config→subsampling_y</text:p>
      <text:p text:style-name="P6">frame_header→all_lossless</text:p>
      <text:p text:style-name="P6">frame_header→allow_intrabc</text:p>
      <text:p text:style-name="P6"/>
      <text:p text:style-name="P6"/>
      <text:p text:style-name="P3">gst_av1_parse_skip_mode_params</text:p>
      <text:p text:style-name="P6"/>
      <text:p text:style-name="P6">seq_header→enable_order_hint</text:p>
      <text:p text:style-name="P6">seq_header→order_hint_bits_minus_1</text:p>
      <text:p text:style-name="P6"/>
      <text:p text:style-name="P3">gst_av1_parse_global_param</text:p>
      <text:p text:style-name="P6"/>
      <text:p text:style-name="P6">frame_header→allow_high_precision_mv</text:p>
      <text:p text:style-name="P6"/>
      <text:p text:style-name="P3">gst_av1_parse_global_motion_params</text:p>
      <text:p text:style-name="P6"/>
      <text:p text:style-name="P6">frame_header-&gt;frame_is_intra</text:p>
      <text:p text:style-name="P6"/>
      <text:p text:style-name="P6"/>
      <text:p text:style-name="P3">gst_av1_parse_film_grain_params</text:p>
      <text:p text:style-name="P6"/>
      <text:p text:style-name="P6">seq_header→film_grain_params_present</text:p>
      <text:p text:style-name="P7">color_config→subsampling_x</text:p>
      <text:p text:style-name="P7">color_config→subsampling_y</text:p>
      <text:p text:style-name="P9">color_config → mono_chrome</text:p>
      <text:p text:style-name="P9">frame_header→frame_type</text:p>
      <text:p text:style-name="P6"/>
      <text:p text:style-name="P3">gst_av1_mark_ref_frames</text:p>
      <text:p text:style-name="P6"/>
      <text:p text:style-name="P6">frame_header-&gt;current_frame_id </text:p>
      <text:p text:style-name="P6">seq_header→delta_frame_id_length_minus_2</text:p>
      <text:p text:style-name="P6"/>
      <text:p text:style-name="P3">gst_av1_parse_uncompressed_frame_header</text:p>
      <text:p text:style-name="P6"/>
      <text:p text:style-name="P6"/>
      <text:p text:style-name="P6">seq_header→frame_id_numbers_present_flag</text:p>
      <text:p text:style-name="P6">seq_header→additional_frame_id_length_minus_1</text:p>
      <text:p text:style-name="P6">seq_header→delta_frame_id_length_minus_2</text:p>
      <text:p text:style-name="P6">seq_header→reduced_still_picture_header</text:p>
      <text:p text:style-name="P6">seq_header→decoder_model_info_present_flag</text:p>
      <text:p text:style-name="P6">seq_header→film_grain_params_present</text:p>
      <text:p text:style-name="P6">seq_header→seq_force_screen_content_tools</text:p>
      <text:p text:style-name="P6">seq_header→seq_force_integer_mv</text:p>
      <text:p text:style-name="P6">seq_header→enable_order_hint</text:p>
      <text:p text:style-name="P8">seq_header→order_hint_bits_minus_1 </text:p>
      <text:p text:style-name="P6">seq_header→operating_points_cnt_minus_1</text:p>
      <text:p text:style-name="P6">seq_header→operating_points</text:p>
      <text:p text:style-name="P6">seq_header→enable_ref_frame_mvs</text:p>
      <text:p text:style-name="P6">seq_header→enable_warped_motion</text:p>
      <text:p text:style-name="P6"/>
      <text:p text:style-name="P6"/>
      <text:p text:style-name="P6">timing_info →<text:span text:style-name="T2"> </text:span>equal_picture_interval</text:p>
      <text:p text:style-name="P6">decoder_model_info→frame_presentation_time_length_minus_1</text:p>
      <text:p text:style-name="P6">decoder_model_info→buffer_removal_time_length_minus_<text:span text:style-name="T3">1</text:span></text:p>
      <text:p text:style-name="P6"/>
      <text:p text:style-name="P3">gst_av1_load_reference_frame</text:p>
      <text:p text:style-name="P6"/>
      <text:p text:style-name="P10"><text:soft-page-break/></text:p>
      <text:p text:style-name="P11">frame_header→current_frame_id</text:p>
      <text:p text:style-name="P6">frame_header→frame_type</text:p>
      <text:p text:style-name="P6">frame_header→upscaled_width</text:p>
      <text:p text:style-name="P6">frame_header→frame_width</text:p>
      <text:p text:style-name="P6">frame_header→frame_height</text:p>
      <text:p text:style-name="P6">frame_header→render_width</text:p>
      <text:p text:style-name="P6">frame_header→render_height</text:p>
      <text:p text:style-name="P6">frame_header→order_hint</text:p>
      <text:p text:style-name="P6">frame_header→mi_cols</text:p>
      <text:p text:style-name="P6">frame_header→mi_rows</text:p>
      <text:p text:style-name="P6"/>
      <text:p text:style-name="P6">parser→subsampling_x</text:p>
      <text:p text:style-name="P6">parser→subsampling_y</text:p>
      <text:p text:style-name="P6">parser→bit_depth</text:p>
      <text:p text:style-name="P6"/>
      <text:p text:style-name="P3">gst_av1_reference_frame_update</text:p>
      <text:p text:style-name="P6"/>
      <text:p text:style-name="P12">frame_header→current_frame_id</text:p>
      <text:p text:style-name="P8">frame_header→frame_type</text:p>
      <text:p text:style-name="P8">frame_header→upscaled_width</text:p>
      <text:p text:style-name="P8">frame_header→frame_width</text:p>
      <text:p text:style-name="P8">frame_header→frame_height</text:p>
      <text:p text:style-name="P8">frame_header→render_width</text:p>
      <text:p text:style-name="P8">frame_header→render_height</text:p>
      <text:p text:style-name="P8">frame_header→order_hint</text:p>
      <text:p text:style-name="P8">frame_header→mi_cols</text:p>
      <text:p text:style-name="P8">frame_header→mi_rows</text:p>
      <text:p text:style-name="P8"/>
      <text:p text:style-name="P8">parser→subsampling_x</text:p>
      <text:p text:style-name="P8">parser→subsampling_y</text:p>
      <text:p text:style-name="P8">parser→bit_depth</text:p>
      <text:p text:style-name="P8"/>
      <text:p text:style-name="P4">gst_av1_decode_frame_wrapup</text:p>
      <text:p text:style-name="P4"/>
      <text:p text:style-name="P8">frame_header→show_existing_frame</text:p>
      <text:p text:style-name="P8">frame_header→frame_type</text:p>
      <text:p text:style-name="P8"/>
      <text:p text:style-name="P4">gst_av1_parse_tile_group_obu</text:p>
      <text:p text:style-name="P8"/>
      <text:p text:style-name="P8">frame_header→tile_info.tile_cols</text:p>
      <text:p text:style-name="P8">frame_header→tile_info.tile_rows</text:p>
      <text:p text:style-name="P8">frame_header→tile_info.tile_cols_log2</text:p>
      <text:p text:style-name="P8">frame_header→tile_info.tile_rows_log2</text:p>
      <text:p text:style-name="P8">frame_header→tile_info.tile_size_bytes</text:p>
      <text:p text:style-name="P8">frame_header→tile_info.mi_row_starts[]</text:p>
      <text:p text:style-name="P8">frame_header→tile_info.mi_col_starts[]</text:p>
      <text:p text:style-name="P8">frame_header→quantization_params.base_q_idx</text:p>
      <text:p text:style-name="P8"/>
      <text:p text:style-name="P8"/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Anmerkungen</text:p>
      <text:p text:style-name="P9"/>
      <text:p text:style-name="P9">gst_av1_get_relative_dist – sollte als parameter nicht seq_header übergeben werden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1:16:42.351621339</meta:creation-date>
    <dc:date>2018-08-02T11:54:29.928993052</dc:date>
    <meta:editing-duration>PT4M27S</meta:editing-duration>
    <meta:editing-cycles>1</meta:editing-cycles>
    <meta:document-statistic meta:table-count="0" meta:image-count="0" meta:object-count="0" meta:page-count="4" meta:paragraph-count="113" meta:word-count="124" meta:character-count="3417" meta:non-whitespace-character-count="3403"/>
    <meta:generator>LibreOffice/6.0.3.2$Linux_X86_64 LibreOffice_project/00m0$Build-2</meta:generator>
  </office:meta>
</office:document-meta>
</file>